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color="#FF0000" fo:font-size="14pt" style:font-size-asian="14pt" style:font-size-complex="14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96875cm" style:use-optimal-column-width="true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6.799791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79" table:default-cell-style-name="ce1"/>
        <table:table-row table:style-name="ro1">
          <table:table-cell/>
          <table:table-cell table:number-columns-repeated="3" table:style-name="ce1"/>
          <table:table-cell table:style-name="ce4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5">
            <text:p>Switchover</text:p>
          </table:table-cell>
          <table:table-cell table:style-name="ce2"/>
          <table:table-cell office:value-type="string" table:style-name="ce5">
            <text:p>Failover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table:style-name="ce3"/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Event:</text:p>
          </table:table-cell>
          <table:table-cell office:value-type="string" table:style-name="ce1">
            <text:p>Planned maintenance</text:p>
          </table:table-cell>
          <table:table-cell table:style-name="ce1"/>
          <table:table-cell office:value-type="string" table:style-name="ce1">
            <text:p>When primary database is unavailabl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Data loss:</text:p>
          </table:table-cell>
          <table:table-cell office:value-type="string" table:style-name="ce1">
            <text:p>No data loss</text:p>
          </table:table-cell>
          <table:table-cell table:style-name="ce1"/>
          <table:table-cell office:value-type="string" table:style-name="ce1">
            <text:p>Depending on<text:span text:style-name="T2"><text:s/>protection-mode<text:s/></text:span>configuration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- fast-start-failover?</text:p>
          </table:table-cell>
          <table:table-cell table:number-columns-repeated="16379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01</meta:generator>
    <dc:creator>92312</dc:creator>
    <meta:creation-date>2018-05-23T08:01:09Z</meta:creation-date>
    <dc:date>2020-07-16T16:52:59Z</dc:date>
    <meta:editing-cycles>3</meta:editing-cycles>
    <meta:editing-duration>PT874S</meta:editing-duration>
  </office:meta>
</office:document-meta>
</file>